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Courier New" svg:font-family="'Courier New'" style:font-family-generic="modern" style:font-pitch="fixed"/>
    <style:font-face style:name="Cabin" svg:font-family="Cabi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bin" fo:font-size="11pt" fo:language="es" fo:country="ES" style:text-underline-style="none" fo:font-weight="bold" officeooo:rsid="001ac8e7" officeooo:paragraph-rsid="001ac8e7" style:font-size-asian="11pt" style:font-weight-asian="bold" style:font-size-complex="11pt" style:font-weight-complex="bold"/>
    </style:style>
    <style:style style:name="P2" style:family="paragraph" style:parent-style-name="Standard">
      <style:paragraph-properties fo:line-height="150%" fo:text-align="justify" style:justify-single-word="false"/>
      <style:text-properties style:font-name="Cabin" fo:font-size="11pt" fo:language="es" fo:country="ES" style:text-underline-style="none" fo:font-weight="normal" officeooo:rsid="001cf897" officeooo:paragraph-rsid="0018a96a" style:font-size-asian="11pt" style:font-weight-asian="normal" style:font-size-complex="11pt" style:font-weight-complex="normal"/>
    </style:style>
    <style:style style:name="P3" style:family="paragraph" style:parent-style-name="Standard">
      <style:paragraph-properties fo:line-height="150%" fo:text-align="justify" style:justify-single-word="false"/>
      <style:text-properties style:font-name="Cabin" fo:font-size="11pt" fo:language="es" fo:country="ES" style:text-underline-style="none" fo:font-weight="normal" officeooo:rsid="001ac8e7" officeooo:paragraph-rsid="001ac8e7" style:font-size-asian="11pt" style:font-weight-asian="normal" style:font-size-complex="11pt" style:font-weight-complex="normal"/>
    </style:style>
    <style:style style:name="P4" style:family="paragraph" style:parent-style-name="Standard">
      <style:paragraph-properties fo:line-height="150%" fo:text-align="justify" style:justify-single-word="false"/>
      <style:text-properties style:font-name="Cabin" fo:font-size="11pt" style:text-underline-style="none" fo:font-weight="bold" officeooo:rsid="0016b21f" officeooo:paragraph-rsid="0016b21f" style:font-size-asian="11pt" style:font-weight-asian="bold" style:font-size-complex="11pt" style:font-weight-complex="bold"/>
    </style:style>
    <style:style style:name="P5" style:family="paragraph" style:parent-style-name="Standard">
      <style:paragraph-properties fo:line-height="150%" fo:text-align="justify" style:justify-single-word="false"/>
      <style:text-properties style:font-name="Cabin" fo:font-size="11pt" style:text-underline-style="none" fo:font-weight="bold" officeooo:paragraph-rsid="0016b21f" style:font-size-asian="11pt" style:font-weight-asian="bold" style:font-size-complex="11pt" style:font-weight-complex="bold"/>
    </style:style>
    <style:style style:name="P6" style:family="paragraph" style:parent-style-name="Standard">
      <style:paragraph-properties fo:line-height="150%" fo:text-align="center" style:justify-single-word="false"/>
      <style:text-properties style:font-name="Cabin" fo:font-size="11pt" style:text-underline-style="none" fo:font-weight="bold" officeooo:paragraph-rsid="0016b21f" style:font-size-asian="11pt" style:font-weight-asian="bold" style:font-size-complex="11pt" style:font-weight-complex="bold"/>
    </style:style>
    <style:style style:name="P7" style:family="paragraph" style:parent-style-name="Standard">
      <style:paragraph-properties fo:line-height="150%" fo:text-align="justify" style:justify-single-word="false"/>
      <style:text-properties style:font-name="Cabin" fo:font-size="11pt" style:text-underline-style="none" fo:font-weight="normal" officeooo:rsid="001cf897" officeooo:paragraph-rsid="00195c13" style:font-size-asian="11pt" style:font-weight-asian="normal" style:font-size-complex="11pt" style:font-weight-complex="normal"/>
    </style:style>
    <style:style style:name="P8" style:family="paragraph" style:parent-style-name="Standard">
      <style:paragraph-properties fo:line-height="150%" fo:text-align="justify" style:justify-single-word="false"/>
      <style:text-properties style:font-name="Cabin" fo:font-size="11pt" style:text-underline-style="none" fo:font-weight="normal" officeooo:rsid="001cf897" officeooo:paragraph-rsid="0018a96a" style:font-size-asian="11pt" style:font-weight-asian="normal" style:font-size-complex="11pt" style:font-weight-complex="normal"/>
    </style:style>
    <style:style style:name="P9" style:family="paragraph" style:parent-style-name="Standard">
      <style:paragraph-properties fo:line-height="150%" fo:text-align="justify" style:justify-single-word="false"/>
      <style:text-properties style:font-name="Cabin" fo:font-size="11pt" style:text-underline-style="none" fo:font-weight="normal" officeooo:rsid="0016ce81" officeooo:paragraph-rsid="0016ce81" style:font-size-asian="11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Cabin" fo:font-size="11pt" style:text-underline-style="none" fo:font-weight="normal" officeooo:paragraph-rsid="0016b21f" style:font-size-asian="11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Cabin" fo:font-size="11pt" style:text-underline-style="none" fo:font-weight="normal" officeooo:paragraph-rsid="0016ce81" style:font-size-asian="11pt" style:font-weight-asian="normal" style:font-size-complex="11pt" style:font-weight-complex="normal"/>
    </style:style>
    <style:style style:name="P12" style:family="paragraph" style:parent-style-name="Standard">
      <style:paragraph-properties fo:line-height="150%" fo:text-align="justify" style:justify-single-word="false"/>
      <style:text-properties officeooo:paragraph-rsid="0016b21f"/>
    </style:style>
    <style:style style:name="P13" style:family="paragraph" style:parent-style-name="Standard">
      <style:paragraph-properties fo:line-height="150%" fo:text-align="justify" style:justify-single-word="false" fo:break-before="page"/>
      <style:text-properties style:font-name="Cabin" fo:font-size="11pt" style:text-underline-style="none" fo:font-weight="normal" officeooo:paragraph-rsid="0016b21f" style:font-size-asian="11pt" style:font-weight-asian="normal" style:font-size-complex="11pt" style:font-weight-complex="normal"/>
    </style:style>
    <style:style style:name="P14" style:family="paragraph" style:parent-style-name="Standard">
      <style:paragraph-properties fo:line-height="150%" fo:text-align="justify" style:justify-single-word="false" fo:break-before="page"/>
      <style:text-properties style:font-name="Cabin" fo:font-size="11pt" style:text-underline-style="none" fo:font-weight="normal" officeooo:rsid="001cf897" officeooo:paragraph-rsid="0018a96a" style:font-size-asian="11pt" style:font-weight-asian="normal" style:font-size-complex="11pt" style:font-weight-complex="normal"/>
    </style:style>
    <style:style style:name="P15" style:family="paragraph" style:parent-style-name="Text_20_body">
      <style:paragraph-properties fo:line-height="150%" fo:text-align="justify" style:justify-single-word="false"/>
      <style:text-properties style:font-name="Cabin" fo:font-size="11pt" style:text-underline-style="none" fo:font-weight="normal" style:font-size-asian="11pt" style:font-weight-asian="normal" style:font-size-complex="11pt" style:font-weight-complex="normal"/>
    </style:style>
    <style:style style:name="P16" style:family="paragraph" style:parent-style-name="Text_20_body">
      <style:paragraph-properties fo:line-height="150%" fo:text-align="justify" style:justify-single-word="false"/>
    </style:style>
    <style:style style:name="P17" style:family="paragraph" style:parent-style-name="Text_20_body">
      <style:paragraph-properties fo:line-height="150%" fo:text-align="justify" style:justify-single-word="false"/>
      <style:text-properties officeooo:paragraph-rsid="0016b21f"/>
    </style:style>
    <style:style style:name="T1" style:family="text">
      <style:text-properties officeooo:rsid="00238cfc"/>
    </style:style>
    <style:style style:name="T2" style:family="text">
      <style:text-properties officeooo:rsid="0016b21f"/>
    </style:style>
    <style:style style:name="T3" style:family="text">
      <style:text-properties officeooo:rsid="0016ce81"/>
    </style:style>
    <style:style style:name="T4" style:family="text">
      <style:text-properties style:text-underline-style="solid" style:text-underline-width="auto" style:text-underline-color="font-color" officeooo:rsid="0016b21f"/>
    </style:style>
    <style:style style:name="T5" style:family="text">
      <style:text-properties fo:language="es" fo:country="ES"/>
    </style:style>
    <style:style style:name="T6" style:family="text">
      <style:text-properties fo:language="es" fo:country="ES" officeooo:rsid="001dc9d8"/>
    </style:style>
    <style:style style:name="T7" style:family="text">
      <style:text-properties fo:language="es" fo:country="ES" officeooo:rsid="00195c13"/>
    </style:style>
    <style:style style:name="T8" style:family="text">
      <style:text-properties fo:language="es" fo:country="ES" officeooo:rsid="0021ae61"/>
    </style:style>
    <style:style style:name="T9" style:family="text">
      <style:text-properties fo:language="es" fo:country="ES" officeooo:rsid="001ac8e7"/>
    </style:style>
    <style:style style:name="T10" style:family="text">
      <style:text-properties fo:language="es" fo:country="ES" officeooo:rsid="00238cfc"/>
    </style:style>
    <style:style style:name="T11" style:family="text">
      <style:text-properties officeooo:rsid="001ac8e7"/>
    </style:style>
    <style:style style:name="T12" style:family="text">
      <style:text-properties style:font-name="Cabin" fo:font-size="11pt" style:text-underline-style="none" fo:font-weight="normal" style:font-size-asian="11pt" style:font-weight-asian="normal" style:font-size-complex="11pt" style:font-weight-complex="normal"/>
    </style:style>
    <style:style style:name="T13" style:family="text">
      <style:text-properties style:font-name="Cabin" fo:font-size="11pt" style:text-underline-style="none" fo:font-weight="normal" officeooo:rsid="0016b21f" style:font-size-asian="11pt" style:font-weight-asian="normal" style:font-size-complex="11pt" style:font-weight-complex="normal"/>
    </style:style>
    <style:style style:name="T14" style:family="text">
      <style:text-properties style:font-name="Cabin" fo:font-size="11pt" style:text-underline-style="none" fo:font-weight="normal" officeooo:rsid="0016ce81" style:font-size-asian="11pt" style:font-weight-asian="normal" style:font-size-complex="11pt" style:font-weight-complex="normal"/>
    </style:style>
    <style:style style:name="T15" style:family="text">
      <style:text-properties style:font-name="Cabin" fo:font-size="11pt" style:text-underline-style="none" fo:font-weight="normal" officeooo:rsid="001ac8e7"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blo Vivar Colina</text:p>
      <text:p text:style-name="P5"/>
      <text:p text:style-name="P6"><text:span text:style-name="T2">Tarea 2 Accidente en Tres Millas (</text:span>Three Mile Island<text:span text:style-name="T2">)</text:span></text:p>
      <text:p text:style-name="P10"><text:a xlink:type="simple" xlink:href="https://energia-nuclear.net/definiciones/central-nuclear.html" text:style-name="Internet_20_link" text:visited-style-name="Visited_20_Internet_20_Link"><text:span text:style-name="T4"/></text:a></text:p>
      <text:p text:style-name="P17"><text:span text:style-name="T13">El accidente nuclear de la </text:span><text:span text:style-name="T15">central nuclear</text:span><text:span text:style-name="T13"> de </text:span><text:span text:style-name="T15">Tres Millas</text:span><text:span text:style-name="T13"> </text:span><text:span text:style-name="T15">tuvo lugar</text:span><text:span text:style-name="T13"> el 28 de marzo de 1979, un año después de la puesta en funcionamiento de la unidad 2 (TMI-2). El accidente nuclear tuvo lugar el en segundo reactor de la central; u</text:span><text:span text:style-name="T15">n reactor de agua a presión.</text:span></text:p>
      <text:p text:style-name="P15">La central de <text:span text:style-name="T11">Tres Millas</text:span> se encuentra a unos 16 km de Harrisburg en el estado de Pennsylvania, en Estados Unidos.</text:p>
      <text:p text:style-name="P16"><text:span text:style-name="T12">Sobre las 4 de la madrugada se desconectó el circuito encargado del suministro de agua a la</text:span><text:span text:style-name="T15">s turbinas</text:span><text:span text:style-name="T12"> lo que provocó que dejara de funcionar el circuito de refrigeración del circuito primario.</text:span></text:p>
      <text:p text:style-name="P10"/>
      <text:p text:style-name="P13"/>
      <text:p text:style-name="P6"><text:span text:style-name="T2">Tarea 2.1 Schöjet “Historia de la energía”</text:span></text:p>
      <text:p text:style-name="P10"/>
      <text:p text:style-name="P7"><text:span text:style-name="T5">El artículo nos da una explicación, resaltando los puntos mas importantes, de</text:span><text:span text:style-name="T7">l papel</text:span><text:span text:style-name="T5"> de la energía, para el desarrollo, tanto económico, como social y </text:span><text:span text:style-name="T6">tecnológico. </text:span><text:span text:style-name="T7">La evolución del </text:span><text:span text:style-name="T5">uso de los recursos </text:span><text:span text:style-name="T7">energéticos</text:span><text:span text:style-name="T5">, </text:span><text:span text:style-name="T7">como</text:span><text:span text:style-name="T5"> fueron </text:span><text:span text:style-name="T7">enfocados para procesos productivos y también tuvieron lugar en la</text:span><text:span text:style-name="T5"> guerra. “</text:span><text:span text:style-name="T6">Los primeros instrumentos que se usaron en la guerra en la prehistoria fueron los mismos que se utilizaban para la caza” </text:span><text:span text:style-name="T7">[4]</text:span><text:span text:style-name="T6">p.52. Después de darnos la breve reseña de la relación de la energía y el desarrollo de la humanidad, el autor nos da una breve explicación de como influyo, el estudio y análisis científico, para mejorar o desarrollar estas tecnologías. “...la generalización del uso de la maquina de vapor, pero ello ocurrió antes que fueran comprendidos los principios científicos implicados...” </text:span><text:span text:style-name="T7">[4]</text:span><text:span text:style-name="T6">p.5</text:span><text:span text:style-name="T7">4</text:span><text:span text:style-name="T6">. En el articulo nos expresa como ha influido en gran manera la energía electromagnética, con el desarrollo de los motores y generadores eléctricos. El autor nos habla de la radiactividad y como paso de ser un arma a un medio para generar energía, pero nos dice que fue efímero el uso de la radiactividad. “Las razones fueron los altos costos, el difícil y aun no resulto problema de construir depósitos para los desechos” </text:span><text:span text:style-name="T7">[4]</text:span><text:span text:style-name="T6">p.5</text:span><text:span text:style-name="T7">6</text:span><text:span text:style-name="T6">. Después podemos leer, como el petroleo, en sus comienzos parecía la solución a la demanda energética, pero esta idea fue cambiando, por la elevación de costos y daños al ambiente y como provoco una ralentización en el desarrollo de nuevas formas de producción de energía. </text:span></text:p>
      <text:p text:style-name="P2"/>
      <text:p text:style-name="P1">Comentario</text:p>
      <text:p text:style-name="P3"/>
      <text:p text:style-name="P8"><text:span text:style-name="T7">E</text:span><text:span text:style-name="T8">l gran problema es que </text:span><text:span text:style-name="T7">la humanidad </text:span><text:span text:style-name="T8">siempre est</text:span><text:span text:style-name="T7">á</text:span><text:span text:style-name="T8"> en la búsqueda de más fuentes de energía, las cuales si llegan a resolver uno de los problemas, como lo fue el carbón para reducir la tala de arboles, pero el costo de esta solución fue la emisión de gases contaminantes, así como la madera redujo la caza de ballenas, pero provoco la desaparición de bosques. </text:span><text:span text:style-name="T9">La solución tiene que consistir en</text:span><text:span text:style-name="T8"> mejorar o invertir en la investigación científica de las tecnologías </text:span><text:span text:style-name="T9">existentes</text:span><text:span text:style-name="T8">, así como la regulación y creación de nuevas normas, que se acoplen a </text:span><text:span text:style-name="T9">los</text:span><text:span text:style-name="T8"> problemas ambientales </text:span><text:span text:style-name="T10">actuales, </text:span><text:span text:style-name="T9">procurando no afectar el desarrollo</text:span><text:span text:style-name="T10">. </text:span><text:span text:style-name="T9">G</text:span><text:span text:style-name="T10">enerar </text:span><text:span text:style-name="T9">más</text:span><text:span text:style-name="T10"> conciencia sobre el impacto ecológico</text:span><text:span text:style-name="T1">.</text:span></text:p>
      <text:p text:style-name="P8"/>
      <text:p text:style-name="P14"/>
      <text:p text:style-name="P10"/>
      <text:p text:style-name="P5"><text:span text:style-name="T2">Tarea 2.1 ¿La leña es un hidrocarburo?</text:span></text:p>
      <text:p text:style-name="P10"/>
      <text:p text:style-name="P12"><text:span text:style-name="T13">Se conoce como </text:span><text:span text:style-name="Strong_20_Emphasis"><text:span text:style-name="T13">hidrocarburo</text:span></text:span><text:span text:style-name="T13"> al </text:span><text:span text:style-name="Strong_20_Emphasis"><text:span text:style-name="T13">compuesto de tipo orgánico</text:span></text:span><text:span text:style-name="T13"> que surge al combinar átomos de </text:span><text:span text:style-name="T15">hidrógeno</text:span><text:span text:style-name="T13"> <text:s/>con otros de </text:span><text:span text:style-name="Strong_20_Emphasis"><text:span text:style-name="T13">carbono</text:span></text:span><text:span text:style-name="T13">. Según los expertos en la materia, en este compuesto la forma molecular se basa en </text:span><text:span text:style-name="T15">átomos </text:span><text:span text:style-name="T13">de carbono enlazados con átomos de hidrógeno. Estas cadenas de átomos de carbono pueden ser </text:span><text:span text:style-name="Strong_20_Emphasis"><text:span text:style-name="T13">abiertas o cerradas</text:span></text:span><text:span text:style-name="T13"> y </text:span><text:span text:style-name="Strong_20_Emphasis"><text:span text:style-name="T13">lineales o ramificadas</text:span></text:span><text:span text:style-name="T13">.</text:span><text:span text:style-name="T14">[1]</text:span></text:p>
      <text:p text:style-name="P10"/>
      <text:p text:style-name="P12"><text:span text:style-name="Strong_20_Emphasis"><text:span text:style-name="T13">los elementos químicos que componen la madera</text:span></text:span><text:span text:style-name="T13"> son los siguientes: un 50 % por átomos de carbono, un 42 % de átomos de oxígeno, un 6 % de átomos de hidrogeno y un 2 % de átomos de nitrógeno. todos distribuidos en las distintas </text:span><text:span text:style-name="Strong_20_Emphasis"><text:span text:style-name="T13">moléculas que conforman la madera</text:span></text:span><text:span text:style-name="T13">.</text:span><text:span text:style-name="T14">[2]</text:span></text:p>
      <text:p text:style-name="P10"/>
      <text:p text:style-name="P9"><text:span text:style-name="T2">P</text:span>or lo tanto retomando la definición de hidrocarburo, podemos especificar que la madera no es un hidrocarburo, sin embargo contiene los átomos presentes en un hidrocarburo.</text:p>
      <text:p text:style-name="P10"/>
      <text:p text:style-name="P10"/>
      <text:p text:style-name="P10"/>
      <text:p text:style-name="P10"/>
      <text:p text:style-name="P10"/>
      <text:p text:style-name="P10"/>
      <text:p text:style-name="P5"><text:span text:style-name="T2">Referencias:</text:span></text:p>
      <text:p text:style-name="P5"/>
      <text:p text:style-name="P11"><text:span text:style-name="T3">[1](2011) Definicion De, sitio web, disponible en: &lt;https://definicion.de/hidrocarburos/&gt; </text:span></text:p>
      <text:p text:style-name="P11"/>
      <text:p text:style-name="P11"><text:span text:style-name="T3">[2](2019) LAMADERA.NET, sitio web, disponible en: &lt;https://lamadera.net/estructura-molecular-la-madera/&gt; </text:span></text:p>
      <text:p text:style-name="P10"/>
      <text:p text:style-name="P10"><text:span text:style-name="T3">[3](1985) OIEA BOLETÍN, INVIERNO DE 1985, Revista electrónica, disponible en: &lt;https://www.iaea.org/sites/default/files/27404691622_es.pdf&gt; </text:span></text:p>
      <text:p text:style-name="P10"/>
      <text:p text:style-name="P10"><text:span text:style-name="T3">[4](2002) Schöjet, Mauricio “Historia de la energía”. Revista electrónica “Elementos” Vol 44, pp. 51, 57 Lorenzo Armendáriz, México, disponible en: &lt;https://www.redalyc.org/pdf/294/29404510.pdf&gt;</text:span>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Courier New" svg:font-family="'Courier New'" style:font-family-generic="modern" style:font-pitch="fixed"/>
    <style:font-face style:name="Cabin" svg:font-family="Cabi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21:27:40.034308697</meta:creation-date>
    <dc:date>2019-02-16T22:27:53.036127824</dc:date>
    <meta:editing-duration>PT9M6S</meta:editing-duration>
    <meta:editing-cycles>2</meta:editing-cycles>
    <meta:generator>LibreOffice/6.0.7.3$Linux_X86_64 LibreOffice_project/00m0$Build-3</meta:generator>
    <meta:document-statistic meta:table-count="0" meta:image-count="0" meta:object-count="0" meta:page-count="3" meta:paragraph-count="18" meta:word-count="668" meta:character-count="4241" meta:non-whitespace-character-count="3585"/>
  </office:meta>
</office:document-meta>
</file>